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F00000013001604FC2CEFD933.png" manifest:media-type="image/png"/>
  <manifest:file-entry manifest:full-path="Pictures/10000201000000710000002A168978A339B2052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16e48"/>
    </style:style>
    <style:style style:name="P2" style:family="paragraph" style:parent-style-name="Text_20_body">
      <style:text-properties officeooo:paragraph-rsid="0005bf12"/>
    </style:style>
    <style:style style:name="P3" style:family="paragraph" style:parent-style-name="Text_20_body">
      <style:text-properties style:text-underline-style="solid" style:text-underline-width="auto" style:text-underline-color="font-color" officeooo:paragraph-rsid="0005bf12"/>
    </style:style>
    <style:style style:name="P4" style:family="paragraph" style:parent-style-name="Text_20_body">
      <style:text-properties officeooo:paragraph-rsid="000c7399"/>
    </style:style>
    <style:style style:name="P5" style:family="paragraph" style:parent-style-name="Text_20_body">
      <style:text-properties officeooo:rsid="000f533d" officeooo:paragraph-rsid="000f533d"/>
    </style:style>
    <style:style style:name="P6" style:family="paragraph" style:parent-style-name="Text_20_body">
      <style:text-properties officeooo:rsid="00016e48" officeooo:paragraph-rsid="00016e48"/>
    </style:style>
    <style:style style:name="P7" style:family="paragraph" style:parent-style-name="Text_20_body">
      <style:text-properties officeooo:rsid="0002e69f" officeooo:paragraph-rsid="0002e69f"/>
    </style:style>
    <style:style style:name="P8" style:family="paragraph" style:parent-style-name="Text_20_body">
      <style:text-properties officeooo:rsid="001762f3" officeooo:paragraph-rsid="001762f3"/>
    </style:style>
    <style:style style:name="P9" style:family="paragraph" style:parent-style-name="Text_20_body">
      <style:text-properties officeooo:paragraph-rsid="00046f6a"/>
    </style:style>
    <style:style style:name="P10" style:family="paragraph" style:parent-style-name="Text_20_body">
      <style:text-properties officeooo:rsid="00184626" officeooo:paragraph-rsid="001a2322"/>
    </style:style>
    <style:style style:name="P11" style:family="paragraph" style:parent-style-name="Text_20_body">
      <style:text-properties officeooo:paragraph-rsid="00184626"/>
    </style:style>
    <style:style style:name="P12" style:family="paragraph" style:parent-style-name="Text_20_body">
      <style:text-properties officeooo:paragraph-rsid="001bc5d5"/>
    </style:style>
    <style:style style:name="P13" style:family="paragraph" style:parent-style-name="Text_20_body">
      <style:text-properties officeooo:paragraph-rsid="001d8114"/>
    </style:style>
    <style:style style:name="P14" style:family="paragraph" style:parent-style-name="Heading_20_2">
      <style:paragraph-properties fo:text-align="center" style:justify-single-word="false"/>
      <style:text-properties officeooo:rsid="00016e48" officeooo:paragraph-rsid="00016e48"/>
    </style:style>
    <style:style style:name="P15" style:family="paragraph" style:parent-style-name="Text_20_body" style:list-style-name="L1">
      <style:text-properties officeooo:rsid="00124783" officeooo:paragraph-rsid="00124783"/>
    </style:style>
    <style:style style:name="P16" style:family="paragraph" style:parent-style-name="Text_20_body" style:list-style-name="L1">
      <style:paragraph-properties fo:margin-top="0in" fo:margin-bottom="0in" loext:contextual-spacing="false"/>
    </style:style>
    <style:style style:name="P17" style:family="paragraph" style:parent-style-name="Text_20_body" style:list-style-name="L1">
      <style:paragraph-properties fo:margin-top="0in" fo:margin-bottom="0in" loext:contextual-spacing="false"/>
      <style:text-properties officeooo:paragraph-rsid="001f1ca4"/>
    </style:style>
    <style:style style:name="P18" style:family="paragraph" style:parent-style-name="Text_20_body" style:list-style-name="L1">
      <style:paragraph-properties fo:margin-top="0in" fo:margin-bottom="0in" loext:contextual-spacing="false"/>
      <style:text-properties officeooo:paragraph-rsid="0020384e"/>
    </style:style>
    <style:style style:name="T1" style:family="text">
      <style:text-properties officeooo:rsid="0002e69f"/>
    </style:style>
    <style:style style:name="T2" style:family="text">
      <style:text-properties officeooo:rsid="00046f6a"/>
    </style:style>
    <style:style style:name="T3" style:family="text">
      <style:text-properties fo:font-weight="normal" style:font-weight-asian="normal" style:font-weight-complex="normal"/>
    </style:style>
    <style:style style:name="T4" style:family="text">
      <style:text-properties fo:font-weight="normal" officeooo:rsid="00046f6a" style:font-weight-asian="normal" style:font-weight-complex="normal"/>
    </style:style>
    <style:style style:name="T5" style:family="text">
      <style:text-properties style:text-underline-style="solid" style:text-underline-width="auto" style:text-underline-color="font-color" fo:font-weight="normal" officeooo:rsid="00046f6a" style:font-weight-asian="normal" style:font-weight-complex="normal"/>
    </style:style>
    <style:style style:name="T6" style:family="text">
      <style:text-properties officeooo:rsid="0005bf12"/>
    </style:style>
    <style:style style:name="T7" style:family="text">
      <style:text-properties officeooo:rsid="000672ca"/>
    </style:style>
    <style:style style:name="T8" style:family="text">
      <style:text-properties officeooo:rsid="000c7399"/>
    </style:style>
    <style:style style:name="T9" style:family="text">
      <style:text-properties officeooo:rsid="001062c8"/>
    </style:style>
    <style:style style:name="T10" style:family="text">
      <style:text-properties officeooo:rsid="00124783"/>
    </style:style>
    <style:style style:name="T11" style:family="text">
      <style:text-properties officeooo:rsid="00184626"/>
    </style:style>
    <style:style style:name="T12" style:family="text">
      <style:text-properties officeooo:rsid="001a2322"/>
    </style:style>
    <style:style style:name="T13" style:family="text">
      <style:text-properties officeooo:rsid="001bc5d5"/>
    </style:style>
    <style:style style:name="T14" style:family="text">
      <style:text-properties officeooo:rsid="0022fda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Reviews Sentiment Analysis</text:h>
      <text:p text:style-name="P1"><text:span text:style-name="Emphasis"/></text:p>
      <text:h text:style-name="Heading_20_3" text:outline-level="3"><text:bookmark text:name="user-content-domain-background"/>Domain Background</text:h>
      <text:p text:style-name="P6">Sentiment Analysis is to detect the sentiment of someone from a comment, message or review (from any piece of text). There are many research and papers made in this domain. This domain is related to natural language processing and other domain in machine learning fields.<text:line-break/>This domain is very important because it’s applications in social media, commerce and business.<text:line-break/>So, I’d like to implement this problem, and learn more about opinion mining, natural language processing and classification.</text:p>
      <text:p text:style-name="P8">this paper: <text:a xlink:type="simple" xlink:href="https://pdfs.semanticscholar.org/d5b7/264fc852e65bfaecdde1d42e7af42d9deb06.pdf" text:style-name="Internet_20_link" text:visited-style-name="Visited_20_Internet_20_Link">https://pdfs.semanticscholar.org/d5b7/264fc852e65bfaecdde1d42e7af42d9deb06.pdf</text:a> discuss how to combine machine leaning techniques with symbolic techniques, the combination which can achieve an accuracy of 100%. the paper was published in 2014.</text:p>
      <text:h text:style-name="Heading_20_3" text:outline-level="3">Problem Statement</text:h>
      <text:p text:style-name="P7">Review Sentiment Analysis problem is <text:span text:style-name="T11">a classification problem. In which we</text:span> predict if a given review is positive or negative.<text:line-break/>let we have the following two sentences “Wow, the film is fantastic”, “I didn’t enjoy watching this film”.<text:line-break/>“Wow, the film is fantastic” <text:tab/>is classified as a [positive review]<text:line-break/>“I didn’t enjoy watching this film” is classified as a [negative review]<text:line-break/>So, in this problem we should build an advanced <text:span text:style-name="T11">model</text:span> so as it can predict the sentiment correctly.<text:line-break/><text:span text:style-name="T11">The output is binary, positive or negative [or 1 or 0] which refer to the positive review and the negative one respectively.</text:span></text:p>
      <text:h text:style-name="Heading_20_3" text:outline-level="3"><text:bookmark text:name="user-content-datasets-and-inputs"/>Datasets and Inputs</text:h>
      <text:p text:style-name="P9"><text:span text:style-name="T1">The dataset is a combination of three sources </text:span>imdb.com, amazon.com <text:span text:style-name="T1">and </text:span>yelp.com.<text:line-break/><text:span text:style-name="T1">The reviews are different, I mean that the reviews of amazon.com are for </text:span>cell phones and accessories category, <text:span text:style-name="T1">whereas the dataset of imdb.com are for movies reviews, and yelp.com’s reviews are a restaurant reviews.<text:line-break/>The data set is provided </text:span><text:a xlink:type="simple" xlink:href="https://www.kaggle.com/marklvl/sentiment-labelled-sentences-data-set" text:style-name="Internet_20_link" text:visited-style-name="Visited_20_Internet_20_Link"><text:span text:style-name="T1">here</text:span></text:a><text:span text:style-name="T1">.</text:span></text:p>
      <text:p text:style-name="P11"><text:span text:style-name="T11">From this combination we get a dataset of </text:span>2748 <text:span text:style-name="T11">examples.<text:line-break/>1362 of them are negative and 1386 are positive<text:line-break/>49.6% are negative and 50.4% are positive<text:line-break/>so we consider the examples are balanced.</text:span></text:p>
      <text:p text:style-name="P10">There is only one feature used in this problem which it is the Review, the review is in text format e.g. “Good case, Excellent value"</text:p>
      <text:p text:style-name="P10"><text:span text:style-name="T12">we use train_test_split model_selection to split our examples to training and testing sets.<text:line-break/>we make sure that shuffle parameter is True as default to assure splitting randomly.<text:line-break/></text:span><text:soft-page-break/><text:span text:style-name="T12">We don’t use any other shuffling method, as the balancing in our examples will assure me that splitting will be will not be baised.</text:span></text:p>
      <text:h text:style-name="Heading_20_3" text:outline-level="3"><text:bookmark text:name="user-content-solution-statement"/>Solution Statement</text:h>
      <text:p text:style-name="P2"><text:span text:style-name="T2">Our solution is to try many Naive Bayes algorithms, e.g. </text:span><text:span text:style-name="T4">Multinomial Naive Bayes, Bernoulli Naive Bayes and compare the accuracy for each one to find the better algorithm for this problem.</text:span></text:p>
      <text:p text:style-name="P3"><text:span text:style-name="T3">Multinomial</text:span><text:span text:style-name="T4"> Naive Bayes:</text:span></text:p>
      <text:p text:style-name="Text_20_body"><text:span text:style-name="Emphasis"><draw:frame draw:style-name="fr1" draw:name="Image1" text:anchor-type="as-char" svg:width="1.1772in" svg:height="0.4374in" draw:z-index="0"><draw:image xlink:href="Pictures/10000201000000710000002A168978A339B2052E.png" xlink:type="simple" xlink:show="embed" xlink:actuate="onLoad"/><svg:title>\hat{\theta}_{yi} = \frac{ N_{yi} + \alpha}{N_y + \alpha n}</svg:title></draw:frame></text:span></text:p>
      <text:p text:style-name="P2"><text:span text:style-name="Emphasis"><text:span text:style-name="T5">Bernoulli Naive Bayes:</text:span></text:span></text:p>
      <text:p text:style-name="Text_20_body"><text:span text:style-name="Emphasis"><draw:frame draw:style-name="fr1" draw:name="Image2" text:anchor-type="as-char" svg:width="3.6563in" svg:height="0.198in" draw:z-index="1"><draw:image xlink:href="Pictures/100002010000015F00000013001604FC2CEFD933.png" xlink:type="simple" xlink:show="embed" xlink:actuate="onLoad"/><svg:title>P(x_i \mid y) = P(i \mid y) x_i + (1 - P(i \mid y)) (1 - x_i)</svg:title></draw:frame></text:span></text:p>
      <text:p text:style-name="P2"><text:span text:style-name="Emphasis"><text:span text:style-name="T6">details for the two algorithms </text:span></text:span><text:a xlink:type="simple" xlink:href="http://scikit-learn.org/stable/modules/generated/sklearn.naive_bayes.MultinomialNB.html#sklearn.naive_bayes.MultinomialNB" text:style-name="Internet_20_link" text:visited-style-name="Visited_20_Internet_20_Link"><text:span text:style-name="Emphasis"><text:span text:style-name="T6">MultinomialNB</text:span></text:span></text:a><text:span text:style-name="Emphasis"><text:span text:style-name="T6">, </text:span></text:span><text:a xlink:type="simple" xlink:href="http://scikit-learn.org/stable/modules/generated/sklearn.naive_bayes.BernoulliNB.html#sklearn.naive_bayes.BernoulliNB" text:style-name="Internet_20_link" text:visited-style-name="Visited_20_Internet_20_Link"><text:span text:style-name="Emphasis"><text:span text:style-name="T6">BernoulliNB</text:span></text:span></text:a></text:p>
      <text:p text:style-name="Text_20_body"><text:span text:style-name="Emphasis"/></text:p>
      <text:h text:style-name="Heading_20_3" text:outline-level="3"><text:bookmark text:name="user-content-benchmark-model"/>Benchmark Model</text:h>
      <text:p text:style-name="P12"><text:span text:style-name="Emphasis"><text:span text:style-name="T13">Our selected benchmark is LinearSVC mode: </text:span></text:span><text:a xlink:type="simple" xlink:href="http://scikit-learn.org/stable/modules/generated/sklearn.svm.LinearSVC.html" text:style-name="Internet_20_link" text:visited-style-name="Visited_20_Internet_20_Link"><text:span text:style-name="Emphasis"><text:span text:style-name="T13">http://scikit-learn.org/stable/modules/generated/sklearn.svm.LinearSVC.html</text:span></text:span></text:a><text:span text:style-name="Emphasis"><text:span text:style-name="T13"><text:line-break/>I will </text:span></text:span><text:span text:style-name="Emphasis">train and test a linear SVM model on <text:s/></text:span><text:span text:style-name="Emphasis"><text:span text:style-name="T13">my</text:span></text:span><text:span text:style-name="Emphasis"> data</text:span><text:span text:style-name="Emphasis"><text:span text:style-name="T13">set</text:span></text:span><text:span text:style-name="Emphasis">. Then </text:span><text:span text:style-name="Emphasis"><text:span text:style-name="T13">I will overcome it with my final solution.<text:line-break/>My solution accuracy must be better than the benchmark.</text:span></text:span></text:p>
      <text:h text:style-name="Heading_20_3" text:outline-level="3"><text:bookmark text:name="user-content-evaluation-metrics"/>Evaluation Metrics</text:h>
      <text:p text:style-name="P13"><text:span text:style-name="T7">We use </text:span><text:a xlink:type="simple" xlink:href="http://scikit-learn.org/stable/modules/generated/sklearn.metrics.accuracy_score.html#sklearn.metrics.accuracy_score" text:style-name="Internet_20_link" text:visited-style-name="Visited_20_Internet_20_Link"><text:span text:style-name="T7">accuracy_score</text:span></text:a><text:span text:style-name="T7"> to compare with the benchmark accuracy.<text:line-break/>Note that: our examples are considered balanced, 49.6% are negative and 50.4% are positive.</text:span></text:p>
      <text:p text:style-name="P13"><text:span text:style-name="T7">We also use </text:span><text:a xlink:type="simple" xlink:href="http://scikit-learn.org/stable/modules/generated/sklearn.metrics.precision_score.html#sklearn.metrics.precision_score" text:style-name="Internet_20_link" text:visited-style-name="Visited_20_Internet_20_Link"><text:span text:style-name="T7">precision_score,</text:span></text:a><text:span text:style-name="T7"> </text:span><text:a xlink:type="simple" xlink:href="http://scikit-learn.org/stable/modules/generated/sklearn.metrics.recall_score.html#sklearn.metrics.recall_score" text:style-name="Internet_20_link" text:visited-style-name="Visited_20_Internet_20_Link"><text:span text:style-name="T7">recall_score</text:span></text:a><text:span text:style-name="T7"> and </text:span><text:a xlink:type="simple" xlink:href="http://scikit-learn.org/stable/modules/generated/sklearn.metrics.f1_score.html#sklearn.metrics.f1_score" text:style-name="Internet_20_link" text:visited-style-name="Visited_20_Internet_20_Link"><text:span text:style-name="T7">f1_score</text:span></text:a><text:span text:style-name="T7"> as an additional evaluation metrics.</text:span></text:p>
      <text:p text:style-name="P4">“Accuracy classification, In multi label classification, this function computes subset accuracy: the set of labels predicted for a sample must <text:span text:style-name="Emphasis">exactly</text:span> match the corresponding set of labels in y_true. <text:span text:style-name="T8">T</text:span>he recall is the ratio <text:span text:style-name="Source_20_Text">tp / (tp + fn)</text:span> where <text:span text:style-name="Source_20_Text">tp</text:span> is the number of true positives and <text:span text:style-name="Source_20_Text">fn</text:span> the number of false negatives. The recall is intuitively the ability of the classifier to find all the positive samples. The precision is the ratio <text:span text:style-name="Source_20_Text">tp / (tp + fp)</text:span> where <text:span text:style-name="Source_20_Text">tp</text:span> is the number of true positives and <text:span text:style-name="Source_20_Text">fp</text:span> the number of false positives. The precision is intuitively the ability of the classifier not to label as positive a sample that is negative. The F1 score can be interpreted as a weighted average of the precision and recall, where an F1 score reaches its best value at 1 and worst score at 0. The relative contribution of precision and recall to the F1 score are equal.” <text:s text:c="2"/><text:a xlink:type="simple" xlink:href="http://scikit-learn.org/stable/modules/generated/sklearn.metrics.accuracy_score.html#sklearn.metrics.accuracy_score" text:style-name="Internet_20_link" text:visited-style-name="Visited_20_Internet_20_Link"><text:span text:style-name="T7">accuracy_score</text:span></text:a><text:span text:style-name="T7">, </text:span><text:a xlink:type="simple" xlink:href="http://scikit-learn.org/stable/modules/generated/sklearn.metrics.precision_score.html#sklearn.metrics.precision_score" text:style-name="Internet_20_link" text:visited-style-name="Visited_20_Internet_20_Link"><text:span text:style-name="T7">precision_score,</text:span></text:a><text:span text:style-name="T7"> </text:span><text:a xlink:type="simple" xlink:href="http://scikit-learn.org/stable/modules/generated/sklearn.metrics.recall_score.html#sklearn.metrics.recall_score" text:style-name="Internet_20_link" text:visited-style-name="Visited_20_Internet_20_Link"><text:span text:style-name="T7">recall_score</text:span></text:a><text:span text:style-name="T7">, </text:span><text:a xlink:type="simple" xlink:href="http://scikit-learn.org/stable/modules/generated/sklearn.metrics.f1_score.html#sklearn.metrics.f1_score" text:style-name="Internet_20_link" text:visited-style-name="Visited_20_Internet_20_Link"><text:span text:style-name="T7">f1_score</text:span></text:a></text:p>
      <text:p text:style-name="P4"><text:span text:style-name="Emphasis"><text:line-break/></text:span></text:p>
      <text:h text:style-name="Heading_20_3" text:outline-level="3"><text:bookmark text:name="user-content-project-design"/><text:soft-page-break/>Project Design<text:line-break/></text:h>
      <text:p text:style-name="P5">The capstone project work-flow is as following:</text:p>
      <text:list xml:id="list3063772092345509817" text:style-name="L1">
        <text:list-item>
          <text:p text:style-name="P17">Data Injection:<text:line-break/><text:span text:style-name="T9">we need to load data of the three datasets, amazon.com, imdb.com and yelp.com.<text:line-break/>We will load all of them in one data frame.<text:line-break/></text:span></text:p>
        </text:list-item>
        <text:list-item>
          <text:p text:style-name="P16">Data <text:span text:style-name="T9">Visualization:</text:span></text:p>
          <text:p text:style-name="P16"><text:span text:style-name="T9">visualize the result dataset to understand it more.<text:line-break/>e.g. print how many positive and negative reviews.<text:line-break/>Assure that the data is shuffled or not.<text:line-break/>Assure that the data is balanced or not.</text:span><text:line-break/></text:p>
        </text:list-item>
        <text:list-item>
          <text:p text:style-name="P17">Preprocessing:<text:line-break/>- <text:span text:style-name="T9">first shuffling the result dataset if not shuffled, as we merges the three datasets, so the result dataset needs shuffling to avoid biasing.<text:line-break/>- split our result dataset to training and test set.<text:line-break/>- Vectorizing our datasets, avoiding stop words and letter cases (lower and upper) should be taken in consideration in the preprocessing.<text:line-break/>- we use CountVectorizer from sklearn.feature_extraction.text in preprocessing to implement the bag of words and use the results then to train our model. </text:span><text:line-break/></text:p>
        </text:list-item>
        <text:list-item>
          <text:p text:style-name="P18">Training <text:span text:style-name="T10">and Evaluation:</text:span><text:line-break/><text:span text:style-name="T9">use different algorithms of naive Bayes such as:</text:span><text:line-break/><text:span text:style-name="T9">4</text:span>.1. Multinomial NB<text:span text:style-name="T9">,<text:line-break/><text:tab/><text:tab/>- create the model, train it, and then use our metrics.<text:line-break/><text:tab/><text:tab/>- test the model using our test set<text:line-break/><text:tab/><text:tab/>- visualize results in a Confusion matrix or any other metrics.</text:span><text:line-break/><text:span text:style-name="T9">4</text:span>.2. Bernoulli NB<text:span text:style-name="T10"><text:line-break/><text:tab/><text:tab/>- create the model, train it, and then use our metrics.<text:line-break/><text:tab/><text:tab/>- test the model using our test set<text:line-break/><text:tab/><text:tab/>- visualize results in a Confusion matrix or any other metrics.<text:line-break/>Compare the above two model with the benchmark.<text:line-break/>Use GridSearchCV from sklearn.grid_search to tune our parameters optimize our two models.<text:line-break/></text:span></text:p>
        </text:list-item>
        <text:list-item>
          <text:p text:style-name="P15">Conclusion:<text:line-break/>select the best algorithm for solving our problem <text:span text:style-name="T14">and </text:span>compare the results with our selected benchmark.</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8T18:18:18.908195577</meta:creation-date>
    <dc:date>2018-08-07T14:50:04.005425980</dc:date>
    <meta:editing-duration>PT3H7M53S</meta:editing-duration>
    <meta:editing-cycles>24</meta:editing-cycles>
    <meta:generator>LibreOffice/5.2.2.2$Linux_X86_64 LibreOffice_project/20m0$Build-2</meta:generator>
    <meta:document-statistic meta:table-count="0" meta:image-count="2" meta:object-count="0" meta:page-count="3" meta:paragraph-count="33" meta:word-count="925" meta:character-count="5777" meta:non-whitespace-character-count="4864"/>
  </office:meta>
</office:document-meta>
</file>